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5" table:default-cell-style-name="ce1"/>
        <table:table-row table:style-name="ro1">
          <table:table-cell office:value-type="string">
            <text:p>Адмиралтейский район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Василеостровский район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Выборгский район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Калининский район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Кировский район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Колпинский район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Красногвардейский район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Красносельский район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Кронштадтский район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Курортный район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Московский район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Невский район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Петроградский район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Петродворцовый район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Приморский район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Пушкинский район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Фрунзенский район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Центральный район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3.09.2018</text:date>, <text:time>13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3:20:33.59</meta:creation-date>
    <dc:date>2018-09-03T13:31:47.46</dc:date>
    <meta:editing-duration>PT11M14S</meta:editing-duration>
    <meta:editing-cycles>1</meta:editing-cycles>
    <meta:document-statistic meta:table-count="3" meta:cell-count="84" meta:object-count="0"/>
    <meta:generator>OpenOffice/4.1.5$Win32 OpenOffice.org_project/415m1$Build-9789</meta:generator>
  </office:meta>
</office:document-meta>
</file>